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5.5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2" table:default-cell-style-name="Default"/>
        <table:table-row table:style-name="ro1">
          <table:table-cell table:style-name="Default" office:value-type="string" calcext:value-type="string">
            <text:p>LTC781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Vin (min)</text:p>
          </table:table-cell>
          <table:table-cell office:value-type="string" calcext:value-type="string">
            <text:p>Vin (nom)</text:p>
          </table:table-cell>
          <table:table-cell office:value-type="string" calcext:value-type="string">
            <text:p>Vin (max)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Vout</text:p>
          </table:table-cell>
          <table:table-cell office:value-type="string" calcext:value-type="string">
            <text:p>freq</text:p>
          </table:table-cell>
          <table:table-cell table:style-name="Default"/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0000" calcext:value-type="float">
            <text:p>200000</text:p>
          </table:table-cell>
          <table:table-cell table:style-name="Default"/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Load Current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x Load Current (per channel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ductor</text:p>
          </table:table-cell>
          <table:table-cell office:value-type="float" office:value="0.0000068" calcext:value-type="float">
            <text:p>0.000006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hange this valu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ipple Current</text:p>
          </table:table-cell>
          <table:table-cell table:formula="of:=(1/([.B7]*[.B11]))*[.A7]*(1-([.A7]/[.C4]))" office:value-type="float" office:value="7.86096256684492" calcext:value-type="float">
            <text:p>7.86096256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ipple current based on values abov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ipple % max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Desired Max Rippl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ipple Current Check</text:p>
          </table:table-cell>
          <table:table-cell table:formula="of:=[.B9]*[.B15]/100" office:value-type="float" office:value="5.25" calcext:value-type="float">
            <text:p>5.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heck if ripple is less than this val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0T08:39:59.181000000</meta:creation-date>
    <dc:date>2018-07-23T08:17:32.675000000</dc:date>
    <meta:editing-duration>P1DT13H52M58S</meta:editing-duration>
    <meta:editing-cycles>1</meta:editing-cycles>
    <meta:document-statistic meta:table-count="1" meta:cell-count="31" meta:object-count="0"/>
    <meta:generator>LibreOffice/4.4.3.2$Windows_x86 LibreOffice_project/88805f81e9fe61362df02b9941de8e38a9b5fd16</meta:generator>
  </office:meta>
</office:document-meta>
</file>